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7.825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4.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 style:data-style-name="N3">
      <style:table-cell-properties fo:border="0.06pt solid #000000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3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7" style:family="table-cell" style:parent-style-name="Default" style:data-style-name="N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109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10">
      <style:table-cell-properties style:text-align-source="fix" style:repeat-content="false" fo:border="none"/>
      <style:paragraph-properties fo:text-align="end" fo:margin-left="0cm"/>
    </style:style>
    <style:style style:name="ce20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3">
      <style:table-cell-properties fo:border="none"/>
    </style:style>
    <style:style style:name="ce22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09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09"/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3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 style:data-style-name="N109">
      <style:text-properties fo:font-weight="bold" style:font-weight-asian="bold" style:font-weight-complex="bold"/>
    </style:style>
    <style:style style:name="ce29" style:family="table-cell" style:parent-style-name="Default" style:data-style-name="N11"/>
  </office:automatic-styles>
  <office:body>
    <office:spreadsheet>
      <table:table table:name="Sales" table:style-name="ta1"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</table:table-row>
      </table:table>
      <table:table table:name="Equipme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Original Cost</text:p>
          </table:table-cell>
          <table:table-cell office:value-type="string">
            <text:p>Residual Value</text:p>
          </table:table-cell>
          <table:table-cell office:value-type="string">
            <text:p>Expected Life</text:p>
          </table:table-cell>
          <table:table-cell office:value-type="string">
            <text:p>Depreciation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A2]-[.B2])/[.C2]" office:value-type="float" office:value="0">
            <text:p>0</text:p>
          </table:table-cell>
        </table:table-row>
      </table:table>
      <table:table table:name="Salaries" table:style-name="ta1">
        <table:table-column table:style-name="co6" table:default-cell-style-name="Default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 table:style-name="ce1"/>
          <table:table-cell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Director</text:p>
          </table:table-cell>
          <table:table-cell table:style-name="ce5" office:value-type="float" office:value="20000">
            <text:p>20,000</text:p>
          </table:table-cell>
          <table:table-cell table:number-columns-repeated="11" table:style-name="ce7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ystem Develop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obile Develop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upport</text:p>
          </table:table-cell>
          <table:table-cell office:value-type="float" office:value="20000">
            <text:p>20,000</text:p>
          </table:table-cell>
          <table:table-cell table:number-columns-repeated="4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rketing Manager</text:p>
          </table:table-cell>
          <table:table-cell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ales Team</text:p>
          </table:table-cell>
          <table:table-cell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leaner</text:p>
          </table:table-cell>
          <table:table-cell office:value-type="float" office:value="8000">
            <text:p>8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alaries</text:p>
          </table:table-cell>
          <table:table-cell table:style-name="ce6"/>
          <table:table-cell table:style-name="ce6" table:formula="of:=SUMPRODUCT([.B2:.B8];[.C2:.C8])/12" office:value-type="float" office:value="9416.66666666667">
            <text:p>9,417</text:p>
          </table:table-cell>
          <table:table-cell table:style-name="ce6" table:formula="of:=SUMPRODUCT([.B2:.B8];[.D2:.D8])/12" office:value-type="float" office:value="9416.66666666667">
            <text:p>9,417</text:p>
          </table:table-cell>
          <table:table-cell table:style-name="ce6" table:formula="of:=SUMPRODUCT([.B2:.B8];[.E2:.E8])/12" office:value-type="float" office:value="9416.66666666667">
            <text:p>9,417</text:p>
          </table:table-cell>
          <table:table-cell table:style-name="ce6" table:formula="of:=SUMPRODUCT([.B2:.B8];[.F2:.F8])/12" office:value-type="float" office:value="9416.66666666667">
            <text:p>9,417</text:p>
          </table:table-cell>
          <table:table-cell table:style-name="ce6" table:formula="of:=SUMPRODUCT([.B2:.B8];[.G2:.G8])/12" office:value-type="float" office:value="11083.3333333333">
            <text:p>11,083</text:p>
          </table:table-cell>
          <table:table-cell table:style-name="ce6" table:formula="of:=SUMPRODUCT([.B2:.B8];[.H2:.H8])/12" office:value-type="float" office:value="11083.3333333333">
            <text:p>11,083</text:p>
          </table:table-cell>
          <table:table-cell table:style-name="ce6" table:formula="of:=SUMPRODUCT([.B2:.B8];[.I2:.I8])/12" office:value-type="float" office:value="11083.3333333333">
            <text:p>11,083</text:p>
          </table:table-cell>
          <table:table-cell table:style-name="ce6" table:formula="of:=SUMPRODUCT([.B2:.B8];[.J2:.J8])/12" office:value-type="float" office:value="11083.3333333333">
            <text:p>11,083</text:p>
          </table:table-cell>
          <table:table-cell table:style-name="ce6" table:formula="of:=SUMPRODUCT([.B2:.B8];[.K2:.K8])/12" office:value-type="float" office:value="11083.3333333333">
            <text:p>11,083</text:p>
          </table:table-cell>
          <table:table-cell table:style-name="ce6" table:formula="of:=SUMPRODUCT([.B2:.B8];[.L2:.L8])/12" office:value-type="float" office:value="12166.6666666667">
            <text:p>12,167</text:p>
          </table:table-cell>
          <table:table-cell table:style-name="ce6" table:formula="of:=SUMPRODUCT([.B2:.B8];[.M2:.M8])/12" office:value-type="float" office:value="12166.6666666667">
            <text:p>12,167</text:p>
          </table:table-cell>
          <table:table-cell table:style-name="ce11" table:formula="of:=SUMPRODUCT([.B2:.B8];[.N2:.N8])/12" office:value-type="float" office:value="12166.6666666667">
            <text:p>12,167</text:p>
          </table:table-cell>
          <table:table-cell table:style-name="ce4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t and Loss Year 1" table:style-name="ta1">
        <table:table-column table:style-name="co7" table:default-cell-style-name="ce16"/>
        <table:table-column table:style-name="co8" table:number-columns-repeated="12" table:default-cell-style-name="Default"/>
        <table:table-column table:style-name="co8" table:default-cell-style-name="ce10"/>
        <table:table-column table:style-name="co1" table:number-columns-repeated="1010" table:default-cell-style-name="Default"/>
        <table:table-row table:style-name="ro1">
          <table:table-cell table:style-name="ce12"/>
          <table:table-cell table:style-name="ce7"/>
          <table:table-cell table:style-name="ce7" office:value-type="string">
            <text:p>January</text:p>
          </table:table-cell>
          <table:table-cell table:style-name="ce7" office:value-type="string">
            <text:p>Febuary</text:p>
          </table:table-cell>
          <table:table-cell table:style-name="ce7" office:value-type="string">
            <text:p>March</text:p>
          </table:table-cell>
          <table:table-cell table:style-name="ce7" office:value-type="string">
            <text:p>April</text:p>
          </table:table-cell>
          <table:table-cell table:style-name="ce7" office:value-type="string">
            <text:p>May</text:p>
          </table:table-cell>
          <table:table-cell table:style-name="ce7" office:value-type="string">
            <text:p>June</text:p>
          </table:table-cell>
          <table:table-cell table:style-name="ce7" office:value-type="string">
            <text:p>July</text:p>
          </table:table-cell>
          <table:table-cell table:style-name="ce7" office:value-type="string">
            <text:p>August</text:p>
          </table:table-cell>
          <table:table-cell table:style-name="ce7" office:value-type="string">
            <text:p>September</text:p>
          </table:table-cell>
          <table:table-cell table:style-name="ce7" office:value-type="string">
            <text:p>October</text:p>
          </table:table-cell>
          <table:table-cell table:style-name="ce7" office:value-type="string">
            <text:p>November</text:p>
          </table:table-cell>
          <table:table-cell table:style-name="ce9" office:value-type="string">
            <text:p>December</text:p>
          </table:table-cell>
          <table:table-cell table:number-columns-repeated="1010"/>
        </table:table-row>
        <table:table-row table:style-name="ro1">
          <table:table-cell table:style-name="ce13" office:value-type="string">
            <text:p>Sales</text:p>
          </table:table-cell>
          <table:table-cell table:number-columns-repeated="1023"/>
        </table:table-row>
        <table:table-row table:style-name="ro1">
          <table:table-cell table:style-name="ce14" office:value-type="string">
            <text:p>Mobile Platform Set-Up (OTC)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table:number-columns-repeated="2"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1010"/>
        </table:table-row>
        <table:table-row table:style-name="ro1">
          <table:table-cell table:style-name="ce14" office:value-type="string">
            <text:p>Contract Management System (MLC)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table:number-columns-repeated="1010"/>
        </table:table-row>
        <table:table-row table:style-name="ro1">
          <table:table-cell table:style-name="ce14" office:value-type="string">
            <text:p>Social Media Presence (MLC)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float" office:value="144">
            <text:p>144</text:p>
          </table:table-cell>
          <table:table-cell table:number-columns-repeated="1010"/>
        </table:table-row>
        <table:table-row table:style-name="ro1">
          <table:table-cell table:style-name="ce14" office:value-type="string">
            <text:p>Small Business Package (OTC)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number-columns-repeated="1010"/>
        </table:table-row>
        <table:table-row table:style-name="ro1">
          <table:table-cell table:style-name="ce14" office:value-type="string">
            <text:p>Basic CRM (MLC)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table:number-columns-repeated="1010"/>
        </table:table-row>
        <table:table-row table:style-name="ro1" table:number-rows-repeated="8">
          <table:table-cell table:style-name="ce14"/>
          <table:table-cell table:number-columns-repeated="1023"/>
        </table:table-row>
        <table:table-row table:style-name="ro1">
          <table:table-cell table:style-name="ce13" office:value-type="string">
            <text:p>Total Sales</text:p>
          </table:table-cell>
          <table:table-cell/>
          <table:table-cell table:formula="of:=SUMPRODUCT([.B3:.B15];[.C3:.C15])" office:value-type="float" office:value="2125">
            <text:p>2125</text:p>
          </table:table-cell>
          <table:table-cell table:formula="of:=SUMPRODUCT([.B3:.B15];[.D3:.D15])" office:value-type="float" office:value="2900">
            <text:p>2900</text:p>
          </table:table-cell>
          <table:table-cell table:formula="of:=SUMPRODUCT([.B3:.B15];[.E3:.E15])" office:value-type="float" office:value="3675">
            <text:p>3675</text:p>
          </table:table-cell>
          <table:table-cell table:formula="of:=SUMPRODUCT([.B3:.B15];[.F3:.F15])" office:value-type="float" office:value="5050">
            <text:p>5050</text:p>
          </table:table-cell>
          <table:table-cell table:formula="of:=SUMPRODUCT([.B3:.B15];[.G3:.G15])" office:value-type="float" office:value="6595">
            <text:p>6595</text:p>
          </table:table-cell>
          <table:table-cell table:formula="of:=SUMPRODUCT([.B2:.B15];[.H2:.H15])" office:value-type="float" office:value="10075">
            <text:p>10075</text:p>
          </table:table-cell>
          <table:table-cell table:formula="of:=SUMPRODUCT([.B3:.B15];[.I3:.I15])" office:value-type="float" office:value="15480">
            <text:p>15480</text:p>
          </table:table-cell>
          <table:table-cell table:formula="of:=SUMPRODUCT([.B3:.B15];[.J3:.J15])" office:value-type="float" office:value="15745">
            <text:p>15745</text:p>
          </table:table-cell>
          <table:table-cell table:formula="of:=SUMPRODUCT([.B3:.B15];[.K3:.K15])" office:value-type="float" office:value="22710">
            <text:p>22710</text:p>
          </table:table-cell>
          <table:table-cell table:formula="of:=SUMPRODUCT([.B3:.B15];[.L3:.L15])" office:value-type="float" office:value="29145">
            <text:p>29145</text:p>
          </table:table-cell>
          <table:table-cell table:formula="of:=SUMPRODUCT([.B3:.B15];[.M3:.M15])" office:value-type="float" office:value="38090">
            <text:p>38090</text:p>
          </table:table-cell>
          <table:table-cell table:formula="of:=SUMPRODUCT([.B2:.B15];[.N2:.N15])" office:value-type="float" office:value="53630">
            <text:p>53630</text:p>
          </table:table-cell>
          <table:table-cell table:number-columns-repeated="1010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3" office:value-type="string">
            <text:p>Overhead Cos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irector</text:p>
          </table:table-cell>
          <table:table-cell table:style-name="ce5" office:value-type="float" office:value="20000">
            <text:p>20,000</text:p>
          </table:table-cell>
          <table:table-cell table:number-columns-repeated="11" table:style-name="ce7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ystem Developer</text:p>
          </table:table-cell>
          <table:table-cell table:style-name="ce4" office:value-type="float" office:value="24000">
            <text:p>24,000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obile Developer</text:p>
          </table:table-cell>
          <table:table-cell table:style-name="ce4" office:value-type="float" office:value="24000">
            <text:p>24,000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upport</text:p>
          </table:table-cell>
          <table:table-cell table:style-name="ce4" office:value-type="float" office:value="20000">
            <text:p>20,00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rketing Manager</text:p>
          </table:table-cell>
          <table:table-cell table:style-name="ce4" office:value-type="float" office:value="24000">
            <text:p>24,000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ales Team</text:p>
          </table:table-cell>
          <table:table-cell table:style-name="ce4"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leaner</text:p>
          </table:table-cell>
          <table:table-cell table:style-name="ce4" office:value-type="float" office:value="8000">
            <text:p>8,000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alaries</text:p>
          </table:table-cell>
          <table:table-cell table:style-name="ce6"/>
          <table:table-cell table:style-name="ce6" table:formula="of:=SUMPRODUCT([.B19:.B25];[.C19:.C25])/12" office:value-type="float" office:value="11083.3333333333">
            <text:p>11,083</text:p>
          </table:table-cell>
          <table:table-cell table:style-name="ce6" table:formula="of:=SUMPRODUCT([.B19:.B25];[.D19:.D25])/12" office:value-type="float" office:value="11083.3333333333">
            <text:p>11,083</text:p>
          </table:table-cell>
          <table:table-cell table:style-name="ce6" table:formula="of:=SUMPRODUCT([.B19:.B25];[.E19:.E25])/12" office:value-type="float" office:value="11083.3333333333">
            <text:p>11,083</text:p>
          </table:table-cell>
          <table:table-cell table:style-name="ce6" table:formula="of:=SUMPRODUCT([.B19:.B25];[.F19:.F25])/12" office:value-type="float" office:value="11083.3333333333">
            <text:p>11,083</text:p>
          </table:table-cell>
          <table:table-cell table:style-name="ce6" table:formula="of:=SUMPRODUCT([.B19:.B25];[.G19:.G25])/12" office:value-type="float" office:value="11083.3333333333">
            <text:p>11,083</text:p>
          </table:table-cell>
          <table:table-cell table:style-name="ce6" table:formula="of:=SUMPRODUCT([.B19:.B25];[.H19:.H25])/12" office:value-type="float" office:value="11083.3333333333">
            <text:p>11,083</text:p>
          </table:table-cell>
          <table:table-cell table:style-name="ce6" table:formula="of:=SUMPRODUCT([.B19:.B25];[.I19:.I25])/12" office:value-type="float" office:value="12750">
            <text:p>12,750</text:p>
          </table:table-cell>
          <table:table-cell table:style-name="ce6" table:formula="of:=SUMPRODUCT([.B19:.B25];[.J19:.J25])/12" office:value-type="float" office:value="12750">
            <text:p>12,750</text:p>
          </table:table-cell>
          <table:table-cell table:style-name="ce6" table:formula="of:=SUMPRODUCT([.B19:.B25];[.K19:.K25])/12" office:value-type="float" office:value="12750">
            <text:p>12,750</text:p>
          </table:table-cell>
          <table:table-cell table:style-name="ce6" table:formula="of:=SUMPRODUCT([.B19:.B25];[.L19:.L25])/12" office:value-type="float" office:value="13833.3333333333">
            <text:p>13,833</text:p>
          </table:table-cell>
          <table:table-cell table:style-name="ce6" table:formula="of:=SUMPRODUCT([.B19:.B25];[.M19:.M25])/12" office:value-type="float" office:value="15500">
            <text:p>15,500</text:p>
          </table:table-cell>
          <table:table-cell table:style-name="ce11" table:formula="of:=SUMPRODUCT([.B19:.B25];[.N19:.N25])/12" office:value-type="float" office:value="15500">
            <text:p>15,500</text:p>
          </table:table-cell>
          <table:table-cell table:style-name="ce4" table:number-columns-repeated="1010"/>
        </table:table-row>
        <table:table-row table:style-name="ro1">
          <table:table-cell table:style-name="ce15" office:value-type="string">
            <text:p>On-Costs</text:p>
          </table:table-cell>
          <table:table-cell table:style-name="ce19" office:value-type="percentage" office:value="0.15">
            <text:p>15%</text:p>
          </table:table-cell>
          <table:table-cell table:style-name="ce21" table:formula="of:=[.C26]*0.15" office:value-type="float" office:value="1662.5">
            <text:p>1,663</text:p>
          </table:table-cell>
          <table:table-cell table:style-name="ce21" table:formula="of:=[.D26]*0.15" office:value-type="float" office:value="1662.5">
            <text:p>1,663</text:p>
          </table:table-cell>
          <table:table-cell table:style-name="ce21" table:formula="of:=[.E26]*0.15" office:value-type="float" office:value="1662.5">
            <text:p>1,663</text:p>
          </table:table-cell>
          <table:table-cell table:style-name="ce21" table:formula="of:=[.F26]*0.15" office:value-type="float" office:value="1662.5">
            <text:p>1,663</text:p>
          </table:table-cell>
          <table:table-cell table:style-name="ce21" table:formula="of:=[.G26]*0.15" office:value-type="float" office:value="1662.5">
            <text:p>1,663</text:p>
          </table:table-cell>
          <table:table-cell table:style-name="ce21" table:formula="of:=[.H26]*0.15" office:value-type="float" office:value="1662.5">
            <text:p>1,663</text:p>
          </table:table-cell>
          <table:table-cell table:style-name="ce21" table:formula="of:=[.I26]*0.15" office:value-type="float" office:value="1912.5">
            <text:p>1,913</text:p>
          </table:table-cell>
          <table:table-cell table:style-name="ce21" table:formula="of:=[.J26]*0.15" office:value-type="float" office:value="1912.5">
            <text:p>1,913</text:p>
          </table:table-cell>
          <table:table-cell table:style-name="ce21" table:formula="of:=[.K26]*0.15" office:value-type="float" office:value="1912.5">
            <text:p>1,913</text:p>
          </table:table-cell>
          <table:table-cell table:style-name="ce21" table:formula="of:=[.L26]*0.15" office:value-type="float" office:value="2075">
            <text:p>2,075</text:p>
          </table:table-cell>
          <table:table-cell table:style-name="ce21" table:formula="of:=[.M26]*0.15" office:value-type="float" office:value="2325">
            <text:p>2,325</text:p>
          </table:table-cell>
          <table:table-cell table:style-name="ce21" table:formula="of:=[.N26]*0.15" office:value-type="float" office:value="2325">
            <text:p>2,325</text:p>
          </table:table-cell>
          <table:table-cell table:style-name="ce4" table:number-columns-repeated="1009"/>
          <table:table-cell table:style-name="ce22"/>
        </table:table-row>
        <table:table-row table:style-name="ro1">
          <table:table-cell office:value-type="string">
            <text:p>Rent</text:p>
          </table:table-cell>
          <table:table-cell table:formula="of:=SUM([.C28:.N28])" office:value-type="float" office:value="6000">
            <text:p>6000</text:p>
          </table:table-cell>
          <table:table-cell table:number-columns-repeated="12" office:value-type="float" office:value="500">
            <text:p>500</text:p>
          </table:table-cell>
          <table:table-cell table:number-columns-repeated="1010"/>
        </table:table-row>
        <table:table-row table:style-name="ro1">
          <table:table-cell office:value-type="string">
            <text:p>Telephone</text:p>
          </table:table-cell>
          <table:table-cell table:formula="of:=SUM([.C29:.N29])" office:value-type="float" office:value="540">
            <text:p>540</text:p>
          </table:table-cell>
          <table:table-cell table:number-columns-repeated="12" office:value-type="float" office:value="45">
            <text:p>45</text:p>
          </table:table-cell>
          <table:table-cell table:number-columns-repeated="1010"/>
        </table:table-row>
        <table:table-row table:style-name="ro1">
          <table:table-cell office:value-type="string">
            <text:p>ISP</text:p>
          </table:table-cell>
          <table:table-cell table:formula="of:=SUM([.C30:.N30])" office:value-type="float" office:value="384">
            <text:p>384</text:p>
          </table:table-cell>
          <table:table-cell table:number-columns-repeated="12" office:value-type="float" office:value="32">
            <text:p>32</text:p>
          </table:table-cell>
          <table:table-cell table:number-columns-repeated="1010"/>
        </table:table-row>
        <table:table-row table:style-name="ro1">
          <table:table-cell office:value-type="string">
            <text:p>Eletricity</text:p>
          </table:table-cell>
          <table:table-cell table:formula="of:=SUM([.C31:.N31])" office:value-type="float" office:value="600">
            <text:p>600</text:p>
          </table:table-cell>
          <table:table-cell table:number-columns-repeated="1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office:value-type="string">
            <text:p>Gas</text:p>
          </table:table-cell>
          <table:table-cell table:formula="of:=SUM([.C32:.N32])" office:value-type="float" office:value="288">
            <text:p>288</text:p>
          </table:table-cell>
          <table:table-cell table:number-columns-repeated="12" office:value-type="float" office:value="24">
            <text:p>24</text:p>
          </table:table-cell>
          <table:table-cell table:number-columns-repeated="1010"/>
        </table:table-row>
        <table:table-row table:style-name="ro1">
          <table:table-cell office:value-type="string">
            <text:p>Legal</text:p>
          </table:table-cell>
          <table:table-cell table:formula="of:=SUM([.C33:.N33])" office:value-type="float" office:value="672">
            <text:p>672</text:p>
          </table:table-cell>
          <table:table-cell table:number-columns-repeated="12" office:value-type="float" office:value="56">
            <text:p>56</text:p>
          </table:table-cell>
          <table:table-cell table:number-columns-repeated="1010"/>
        </table:table-row>
        <table:table-row table:style-name="ro1">
          <table:table-cell office:value-type="string">
            <text:p>Accountants</text:p>
          </table:table-cell>
          <table:table-cell table:formula="of:=SUM([.C34:.N34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table:number-columns-repeated="1010"/>
        </table:table-row>
        <table:table-row table:style-name="ro1">
          <table:table-cell office:value-type="string">
            <text:p>Bank Charges</text:p>
          </table:table-cell>
          <table:table-cell table:formula="of:=SUM([.C35:.N35])" office:value-type="float" office:value="180">
            <text:p>180</text:p>
          </table:table-cell>
          <table:table-cell table:number-columns-repeated="12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office:value-type="string">
            <text:p>Travel</text:p>
          </table:table-cell>
          <table:table-cell table:formula="of:=SUM([.C36:.N36])" office:value-type="float" office:value="2160">
            <text:p>2160</text:p>
          </table:table-cell>
          <table:table-cell table:number-columns-repeated="12" office:value-type="float" office:value="180">
            <text:p>180</text:p>
          </table:table-cell>
          <table:table-cell table:number-columns-repeated="1010"/>
        </table:table-row>
        <table:table-row table:style-name="ro1">
          <table:table-cell office:value-type="string">
            <text:p>Advertising</text:p>
          </table:table-cell>
          <table:table-cell table:formula="of:=SUM([.C37:.N37])" office:value-type="float" office:value="5400">
            <text:p>5400</text:p>
          </table:table-cell>
          <table:table-cell table:number-columns-repeated="12" office:value-type="float" office:value="450">
            <text:p>450</text:p>
          </table:table-cell>
          <table:table-cell table:number-columns-repeated="1010"/>
        </table:table-row>
        <table:table-row table:style-name="ro1">
          <table:table-cell office:value-type="string">
            <text:p>Loans</text:p>
          </table:table-cell>
          <table:table-cell table:formula="of:=SUM([.C38:.N38])" office:value-type="float" office:value="4200">
            <text:p>4200</text:p>
          </table:table-cell>
          <table:table-cell table:number-columns-repeated="12" office:value-type="float" office:value="350">
            <text:p>350</text:p>
          </table:table-cell>
          <table:table-cell table:number-columns-repeated="1010"/>
        </table:table-row>
        <table:table-row table:style-name="ro1">
          <table:table-cell office:value-type="string">
            <text:p>Insurance</text:p>
          </table:table-cell>
          <table:table-cell table:formula="of:=SUM([.C39:.N39])" office:value-type="float" office:value="2400">
            <text:p>2400</text:p>
          </table:table-cell>
          <table:table-cell table:number-columns-repeated="12" office:value-type="float" office:value="200">
            <text:p>200</text:p>
          </table:table-cell>
          <table:table-cell table:number-columns-repeated="1010"/>
        </table:table-row>
        <table:table-row table:style-name="ro1">
          <table:table-cell office:value-type="string">
            <text:p>Employer Liability</text:p>
          </table:table-cell>
          <table:table-cell table:formula="of:=SUM([.C40:.N40])" office:value-type="float" office:value="600">
            <text:p>600</text:p>
          </table:table-cell>
          <table:table-cell table:number-columns-repeated="12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office:value-type="string">
            <text:p>Depreciation (Computer)</text:p>
          </table:table-cell>
          <table:table-cell/>
          <table:table-cell table:formula="of:=[Equipment.D2]" office:value-type="float" office:value="0">
            <text:p>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>
            <text:p>Total Costs</text:p>
          </table:table-cell>
          <table:table-cell table:style-name="ce4"/>
          <table:table-cell table:style-name="ce4" table:formula="of:=SUM([.C26:.C44])" office:value-type="float" office:value="14739.8333333333">
            <text:p>14,740</text:p>
          </table:table-cell>
          <table:table-cell table:style-name="ce4" table:formula="of:=SUM([.D26:.D44])" office:value-type="float" office:value="14739.8333333333">
            <text:p>14,740</text:p>
          </table:table-cell>
          <table:table-cell table:style-name="ce4" table:formula="of:=SUM([.E26:.E44])" office:value-type="float" office:value="14739.8333333333">
            <text:p>14,740</text:p>
          </table:table-cell>
          <table:table-cell table:style-name="ce4" table:formula="of:=SUM([.F26:.F44])" office:value-type="float" office:value="14739.8333333333">
            <text:p>14,740</text:p>
          </table:table-cell>
          <table:table-cell table:style-name="ce4" table:formula="of:=SUM([.G26:.G44])" office:value-type="float" office:value="14739.8333333333">
            <text:p>14,740</text:p>
          </table:table-cell>
          <table:table-cell table:style-name="ce4" table:formula="of:=SUM([.H26:.H44])" office:value-type="float" office:value="14739.8333333333">
            <text:p>14,740</text:p>
          </table:table-cell>
          <table:table-cell table:style-name="ce4" table:formula="of:=SUM([.I26:.I44])" office:value-type="float" office:value="16656.5">
            <text:p>16,657</text:p>
          </table:table-cell>
          <table:table-cell table:style-name="ce4" table:formula="of:=SUM([.J26:.J44])" office:value-type="float" office:value="16656.5">
            <text:p>16,657</text:p>
          </table:table-cell>
          <table:table-cell table:style-name="ce4" table:formula="of:=SUM([.K26:.K44])" office:value-type="float" office:value="16656.5">
            <text:p>16,657</text:p>
          </table:table-cell>
          <table:table-cell table:style-name="ce4" table:formula="of:=SUM([.L26:.L44])" office:value-type="float" office:value="17902.3333333333">
            <text:p>17,902</text:p>
          </table:table-cell>
          <table:table-cell table:style-name="ce4" table:formula="of:=SUM([.M26:.M44])" office:value-type="float" office:value="19801">
            <text:p>19,801</text:p>
          </table:table-cell>
          <table:table-cell table:style-name="ce22" table:formula="of:=SUM([.N26:.N44])" office:value-type="float" office:value="19819">
            <text:p>19,819</text:p>
          </table:table-cell>
          <table:table-cell table:style-name="ce4" table:number-columns-repeated="1010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18" office:value-type="string">
            <text:p>P/L</text:p>
          </table:table-cell>
          <table:table-cell table:style-name="ce20"/>
          <table:table-cell table:style-name="ce20" table:formula="of:=[.C16]-[.C45]" office:value-type="float" office:value="-12614.8333333333">
            <text:p>-12,615</text:p>
          </table:table-cell>
          <table:table-cell table:style-name="ce20" table:formula="of:=[.D16]-[.D45]" office:value-type="float" office:value="-11839.8333333333">
            <text:p>-11,840</text:p>
          </table:table-cell>
          <table:table-cell table:style-name="ce20" table:formula="of:=[.E16]-[.E45]" office:value-type="float" office:value="-11064.8333333333">
            <text:p>-11,065</text:p>
          </table:table-cell>
          <table:table-cell table:style-name="ce20" table:formula="of:=[.F16]-[.F45]" office:value-type="float" office:value="-9689.83333333333">
            <text:p>-9,690</text:p>
          </table:table-cell>
          <table:table-cell table:style-name="ce20" table:formula="of:=[.G16]-[.G45]" office:value-type="float" office:value="-8144.83333333333">
            <text:p>-8,145</text:p>
          </table:table-cell>
          <table:table-cell table:style-name="ce20" table:formula="of:=[.H16]-[.H45]" office:value-type="float" office:value="-4664.83333333333">
            <text:p>-4,665</text:p>
          </table:table-cell>
          <table:table-cell table:style-name="ce20" table:formula="of:=[.I16]-[.I45]" office:value-type="float" office:value="-1176.5">
            <text:p>-1,177</text:p>
          </table:table-cell>
          <table:table-cell table:style-name="ce20" table:formula="of:=[.J16]-[.J45]" office:value-type="float" office:value="-911.5">
            <text:p>-912</text:p>
          </table:table-cell>
          <table:table-cell table:style-name="ce20" table:formula="of:=[.K16]-[.K45]" office:value-type="float" office:value="6053.5">
            <text:p>6,054</text:p>
          </table:table-cell>
          <table:table-cell table:style-name="ce20" table:formula="of:=[.L16]-[.L45]" office:value-type="float" office:value="11242.6666666667">
            <text:p>11,243</text:p>
          </table:table-cell>
          <table:table-cell table:style-name="ce20" table:formula="of:=[.M16]-[.M45]" office:value-type="float" office:value="18289">
            <text:p>18,289</text:p>
          </table:table-cell>
          <table:table-cell table:style-name="ce23" table:formula="of:=[.N16]-[.N45]" office:value-type="float" office:value="33811">
            <text:p>33,811</text:p>
          </table:table-cell>
          <table:table-cell table:style-name="ce24" table:number-columns-repeated="1010"/>
        </table:table-row>
      </table:table>
      <table:table table:name="Cash Flow Year 1" table:style-name="ta1">
        <table:table-column table:style-name="co9" table:default-cell-style-name="ce25"/>
        <table:table-column table:style-name="co1" table:number-columns-repeated="1023" table:default-cell-style-name="Default"/>
        <table:table-row table:style-name="ro1">
          <table:table-cell table:style-name="Default"/>
          <table:table-cell/>
          <table:table-cell office:value-type="string">
            <text:p>January</text:p>
          </table:table-cell>
          <table:table-cell office:value-type="string">
            <text:p>Febuary</text:p>
          </table:table-cell>
          <table:table-cell office:value-type="string">
            <text:p>March</text:p>
          </table:table-cell>
          <table:table-cell office:value-type="string">
            <text:p>April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ctober</text:p>
          </table:table-cell>
          <table:table-cell office:value-type="string">
            <text:p>November</text:p>
          </table:table-cell>
          <table:table-cell office:value-type="string">
            <text:p>December</text:p>
          </table:table-cell>
          <table:table-cell table:number-columns-repeated="1010"/>
        </table:table-row>
        <table:table-row table:style-name="ro1">
          <table:table-cell office:value-type="string">
            <text:p>Sale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Pre VAT</text:p>
          </table:table-cell>
          <table:table-cell table:style-name="ce4"/>
          <table:table-cell table:style-name="ce4" table:formula="of:=['Profit and Loss Year 1'.C16]" office:value-type="float" office:value="2125">
            <text:p>2,125</text:p>
          </table:table-cell>
          <table:table-cell table:style-name="ce4" table:formula="of:=['Profit and Loss Year 1'.D16]" office:value-type="float" office:value="2900">
            <text:p>2,900</text:p>
          </table:table-cell>
          <table:table-cell table:style-name="ce4" table:formula="of:=['Profit and Loss Year 1'.E16]" office:value-type="float" office:value="3675">
            <text:p>3,675</text:p>
          </table:table-cell>
          <table:table-cell table:style-name="ce4" table:formula="of:=['Profit and Loss Year 1'.F16]" office:value-type="float" office:value="5050">
            <text:p>5,050</text:p>
          </table:table-cell>
          <table:table-cell table:style-name="ce4" table:formula="of:=['Profit and Loss Year 1'.G16]" office:value-type="float" office:value="6595">
            <text:p>6,595</text:p>
          </table:table-cell>
          <table:table-cell table:style-name="ce4" table:formula="of:=['Profit and Loss Year 1'.H16]" office:value-type="float" office:value="10075">
            <text:p>10,075</text:p>
          </table:table-cell>
          <table:table-cell table:style-name="ce4" table:formula="of:=['Profit and Loss Year 1'.I16]" office:value-type="float" office:value="15480">
            <text:p>15,480</text:p>
          </table:table-cell>
          <table:table-cell table:style-name="ce4" table:formula="of:=['Profit and Loss Year 1'.J16]" office:value-type="float" office:value="15745">
            <text:p>15,745</text:p>
          </table:table-cell>
          <table:table-cell table:style-name="ce4" table:formula="of:=['Profit and Loss Year 1'.K16]" office:value-type="float" office:value="22710">
            <text:p>22,710</text:p>
          </table:table-cell>
          <table:table-cell table:style-name="ce4" table:formula="of:=['Profit and Loss Year 1'.L16]" office:value-type="float" office:value="29145">
            <text:p>29,145</text:p>
          </table:table-cell>
          <table:table-cell table:style-name="ce4" table:formula="of:=['Profit and Loss Year 1'.M16]" office:value-type="float" office:value="38090">
            <text:p>38,090</text:p>
          </table:table-cell>
          <table:table-cell table:style-name="ce4" table:formula="of:=['Profit and Loss Year 1'.N16]" office:value-type="float" office:value="53630">
            <text:p>53,630</text:p>
          </table:table-cell>
          <table:table-cell table:style-name="ce4" table:number-columns-repeated="1010"/>
        </table:table-row>
        <table:table-row table:style-name="ro1">
          <table:table-cell table:style-name="ce4" office:value-type="string">
            <text:p>VAT</text:p>
          </table:table-cell>
          <table:table-cell table:style-name="ce4"/>
          <table:table-cell table:style-name="ce4" table:formula="of:=([.C3]*[.C8])" office:value-type="float" office:value="371.875">
            <text:p>372</text:p>
          </table:table-cell>
          <table:table-cell table:style-name="ce4" table:formula="of:=([.D3]*[.D8])" office:value-type="float" office:value="507.5">
            <text:p>508</text:p>
          </table:table-cell>
          <table:table-cell table:style-name="ce4" table:formula="of:=([.E3]*[.E8])" office:value-type="float" office:value="643.125">
            <text:p>643</text:p>
          </table:table-cell>
          <table:table-cell table:style-name="ce4" table:formula="of:=([.F3]*[.F8])" office:value-type="float" office:value="883.75">
            <text:p>884</text:p>
          </table:table-cell>
          <table:table-cell table:style-name="ce4" table:formula="of:=([.G3]*[.G8])" office:value-type="float" office:value="1154.125">
            <text:p>1,154</text:p>
          </table:table-cell>
          <table:table-cell table:style-name="ce4" table:formula="of:=([.H3]*[.H8])" office:value-type="float" office:value="1763.125">
            <text:p>1,763</text:p>
          </table:table-cell>
          <table:table-cell table:style-name="ce4" table:formula="of:=([.I3]*[.I8])" office:value-type="float" office:value="2709">
            <text:p>2,709</text:p>
          </table:table-cell>
          <table:table-cell table:style-name="ce4" table:formula="of:=([.J3]*[.J8])" office:value-type="float" office:value="2755.375">
            <text:p>2,755</text:p>
          </table:table-cell>
          <table:table-cell table:style-name="ce4" table:formula="of:=([.K3]*[.K8])" office:value-type="float" office:value="3974.25">
            <text:p>3,974</text:p>
          </table:table-cell>
          <table:table-cell table:style-name="ce4" table:formula="of:=([.L3]*[.L8])" office:value-type="float" office:value="5100.375">
            <text:p>5,100</text:p>
          </table:table-cell>
          <table:table-cell table:style-name="ce4" table:formula="of:=([.M3]*[.M8])" office:value-type="float" office:value="6665.75">
            <text:p>6,666</text:p>
          </table:table-cell>
          <table:table-cell table:style-name="ce4" table:formula="of:=([.N3]*[.N8])" office:value-type="float" office:value="9385.25">
            <text:p>9,385</text:p>
          </table:table-cell>
          <table:table-cell table:style-name="ce4" table:number-columns-repeated="1010"/>
        </table:table-row>
        <table:table-row table:style-name="ro1">
          <table:table-cell table:style-name="Default" office:value-type="string">
            <text:p>Loan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Investment</text:p>
          </table:table-cell>
          <table:table-cell table:style-name="ce4"/>
          <table:table-cell table:style-name="ce4" office:value-type="float" office:value="25000">
            <text:p>25,000</text:p>
          </table:table-cell>
          <table:table-cell table:style-name="ce4" table:number-columns-repeated="1021"/>
        </table:table-row>
        <table:table-row table:style-name="ro1">
          <table:table-cell table:style-name="ce26" office:value-type="string">
            <text:p>Total Cash In</text:p>
          </table:table-cell>
          <table:table-cell table:style-name="ce4"/>
          <table:table-cell table:style-name="ce4" table:formula="of:=SUM([.C2:.C6])" office:value-type="float" office:value="27496.875">
            <text:p>27,497</text:p>
          </table:table-cell>
          <table:table-cell table:style-name="ce4" table:formula="of:=SUM([.D2:.D6])" office:value-type="float" office:value="3407.5">
            <text:p>3,408</text:p>
          </table:table-cell>
          <table:table-cell table:style-name="ce4" table:formula="of:=SUM([.E2:.E6])" office:value-type="float" office:value="4318.125">
            <text:p>4,318</text:p>
          </table:table-cell>
          <table:table-cell table:style-name="ce4" table:formula="of:=SUM([.F2:.F6])" office:value-type="float" office:value="5933.75">
            <text:p>5,934</text:p>
          </table:table-cell>
          <table:table-cell table:style-name="ce4" table:formula="of:=SUM([.G2:.G6])" office:value-type="float" office:value="7749.125">
            <text:p>7,749</text:p>
          </table:table-cell>
          <table:table-cell table:style-name="ce4" table:formula="of:=SUM([.H2:.H6])" office:value-type="float" office:value="11838.125">
            <text:p>11,838</text:p>
          </table:table-cell>
          <table:table-cell table:style-name="ce4" table:formula="of:=SUM([.I2:.I6])" office:value-type="float" office:value="18189">
            <text:p>18,189</text:p>
          </table:table-cell>
          <table:table-cell table:style-name="ce4" table:formula="of:=SUM([.J2:.J6])" office:value-type="float" office:value="18500.375">
            <text:p>18,500</text:p>
          </table:table-cell>
          <table:table-cell table:style-name="ce4" table:formula="of:=SUM([.K2:.K6])" office:value-type="float" office:value="26684.25">
            <text:p>26,684</text:p>
          </table:table-cell>
          <table:table-cell table:style-name="ce4" table:formula="of:=SUM([.L2:.L6])" office:value-type="float" office:value="34245.375">
            <text:p>34,245</text:p>
          </table:table-cell>
          <table:table-cell table:style-name="ce4" table:formula="of:=SUM([.M2:.M6])" office:value-type="float" office:value="44755.75">
            <text:p>44,756</text:p>
          </table:table-cell>
          <table:table-cell table:style-name="ce4" table:formula="of:=SUM([.N2:.N6])" office:value-type="float" office:value="63015.25">
            <text:p>63,015</text:p>
          </table:table-cell>
          <table:table-cell table:style-name="ce4" table:number-columns-repeated="1010"/>
        </table:table-row>
        <table:table-row table:style-name="ro1" table:visibility="collapse">
          <table:table-cell table:style-name="Default" office:value-type="string">
            <text:p>VAT Rate</text:p>
          </table:table-cell>
          <table:table-cell/>
          <table:table-cell table:number-columns-repeated="12" table:style-name="ce29" office:value-type="percentage" office:value="0.175">
            <text:p>17.50%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ce29" table:number-columns-repeated="12"/>
          <table:table-cell table:number-columns-repeated="1010"/>
        </table:table-row>
        <table:table-row table:style-name="ro1">
          <table:table-cell office:value-type="string">
            <text:p>Overhead Cost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irector</text:p>
          </table:table-cell>
          <table:table-cell table:style-name="ce5" office:value-type="float" office:value="20000">
            <text:p>20,000</text:p>
          </table:table-cell>
          <table:table-cell table:number-columns-repeated="11" table:style-name="ce7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ystem Developer</text:p>
          </table:table-cell>
          <table:table-cell table:style-name="ce4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obile Developer</text:p>
          </table:table-cell>
          <table:table-cell table:style-name="ce4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upport</text:p>
          </table:table-cell>
          <table:table-cell table:style-name="ce4" office:value-type="float" office:value="20000">
            <text:p>20,000</text:p>
          </table:table-cell>
          <table:table-cell table:number-columns-repeated="6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Marketing Manager</text:p>
          </table:table-cell>
          <table:table-cell table:style-name="ce4" office:value-type="float" office:value="24000">
            <text:p>24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Sales Team</text:p>
          </table:table-cell>
          <table:table-cell table:style-name="ce4" office:value-type="float" office:value="13000">
            <text:p>13,000</text:p>
          </table:table-cell>
          <table:table-cell table:number-columns-repeated="9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leaner</text:p>
          </table:table-cell>
          <table:table-cell table:style-name="ce4" office:value-type="float" office:value="8000">
            <text:p>8,000</text:p>
          </table:table-cell>
          <table:table-cell table:number-columns-repeated="11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Salaries</text:p>
          </table:table-cell>
          <table:table-cell table:style-name="ce6"/>
          <table:table-cell table:style-name="ce6" table:formula="of:=SUMPRODUCT([.B11:.B17];[.C11:.C17])/12" office:value-type="float" office:value="11083.3333333333">
            <text:p>11,083</text:p>
          </table:table-cell>
          <table:table-cell table:style-name="ce6" table:formula="of:=SUMPRODUCT([.B11:.B17];[.D11:.D17])/12" office:value-type="float" office:value="11083.3333333333">
            <text:p>11,083</text:p>
          </table:table-cell>
          <table:table-cell table:style-name="ce6" table:formula="of:=SUMPRODUCT([.B11:.B17];[.E11:.E17])/12" office:value-type="float" office:value="11083.3333333333">
            <text:p>11,083</text:p>
          </table:table-cell>
          <table:table-cell table:style-name="ce6" table:formula="of:=SUMPRODUCT([.B11:.B17];[.F11:.F17])/12" office:value-type="float" office:value="11083.3333333333">
            <text:p>11,083</text:p>
          </table:table-cell>
          <table:table-cell table:style-name="ce6" table:formula="of:=SUMPRODUCT([.B11:.B17];[.G11:.G17])/12" office:value-type="float" office:value="11083.3333333333">
            <text:p>11,083</text:p>
          </table:table-cell>
          <table:table-cell table:style-name="ce6" table:formula="of:=SUMPRODUCT([.B11:.B17];[.H11:.H17])/12" office:value-type="float" office:value="11083.3333333333">
            <text:p>11,083</text:p>
          </table:table-cell>
          <table:table-cell table:style-name="ce6" table:formula="of:=SUMPRODUCT([.B11:.B17];[.I11:.I17])/12" office:value-type="float" office:value="12750">
            <text:p>12,750</text:p>
          </table:table-cell>
          <table:table-cell table:style-name="ce6" table:formula="of:=SUMPRODUCT([.B11:.B17];[.J11:.J17])/12" office:value-type="float" office:value="12750">
            <text:p>12,750</text:p>
          </table:table-cell>
          <table:table-cell table:style-name="ce6" table:formula="of:=SUMPRODUCT([.B11:.B17];[.K11:.K17])/12" office:value-type="float" office:value="12750">
            <text:p>12,750</text:p>
          </table:table-cell>
          <table:table-cell table:style-name="ce6" table:formula="of:=SUMPRODUCT([.B11:.B17];[.L11:.L17])/12" office:value-type="float" office:value="13833.3333333333">
            <text:p>13,833</text:p>
          </table:table-cell>
          <table:table-cell table:style-name="ce6" table:formula="of:=SUMPRODUCT([.B11:.B17];[.M11:.M17])/12" office:value-type="float" office:value="15500">
            <text:p>15,500</text:p>
          </table:table-cell>
          <table:table-cell table:style-name="ce11" table:formula="of:=SUMPRODUCT([.B11:.B17];[.N11:.N17])/12" office:value-type="float" office:value="15500">
            <text:p>15,500</text:p>
          </table:table-cell>
          <table:table-cell table:number-columns-repeated="1010"/>
        </table:table-row>
        <table:table-row table:style-name="ro1">
          <table:table-cell table:style-name="ce15" office:value-type="string">
            <text:p>On-Costs</text:p>
          </table:table-cell>
          <table:table-cell table:style-name="ce19" office:value-type="percentage" office:value="0.15">
            <text:p>15%</text:p>
          </table:table-cell>
          <table:table-cell table:style-name="ce21" table:formula="of:=[.C18]*0.15" office:value-type="float" office:value="1662.5">
            <text:p>1,663</text:p>
          </table:table-cell>
          <table:table-cell table:style-name="ce21" table:formula="of:=[.D18]*0.15" office:value-type="float" office:value="1662.5">
            <text:p>1,663</text:p>
          </table:table-cell>
          <table:table-cell table:style-name="ce21" table:formula="of:=[.E18]*0.15" office:value-type="float" office:value="1662.5">
            <text:p>1,663</text:p>
          </table:table-cell>
          <table:table-cell table:style-name="ce21" table:formula="of:=[.F18]*0.15" office:value-type="float" office:value="1662.5">
            <text:p>1,663</text:p>
          </table:table-cell>
          <table:table-cell table:style-name="ce21" table:formula="of:=[.G18]*0.15" office:value-type="float" office:value="1662.5">
            <text:p>1,663</text:p>
          </table:table-cell>
          <table:table-cell table:style-name="ce21" table:formula="of:=[.H18]*0.15" office:value-type="float" office:value="1662.5">
            <text:p>1,663</text:p>
          </table:table-cell>
          <table:table-cell table:style-name="ce21" table:formula="of:=[.I18]*0.15" office:value-type="float" office:value="1912.5">
            <text:p>1,913</text:p>
          </table:table-cell>
          <table:table-cell table:style-name="ce21" table:formula="of:=[.J18]*0.15" office:value-type="float" office:value="1912.5">
            <text:p>1,913</text:p>
          </table:table-cell>
          <table:table-cell table:style-name="ce21" table:formula="of:=[.K18]*0.15" office:value-type="float" office:value="1912.5">
            <text:p>1,913</text:p>
          </table:table-cell>
          <table:table-cell table:style-name="ce21" table:formula="of:=[.L18]*0.15" office:value-type="float" office:value="2075">
            <text:p>2,075</text:p>
          </table:table-cell>
          <table:table-cell table:style-name="ce21" table:formula="of:=[.M18]*0.15" office:value-type="float" office:value="2325">
            <text:p>2,325</text:p>
          </table:table-cell>
          <table:table-cell table:style-name="ce21" table:formula="of:=[.N18]*0.15" office:value-type="float" office:value="2325">
            <text:p>2,325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Rent</text:p>
          </table:table-cell>
          <table:table-cell table:formula="of:=SUM([.C20:.N20])" office:value-type="float" office:value="6000">
            <text:p>6000</text:p>
          </table:table-cell>
          <table:table-cell table:number-columns-repeated="11" office:value-type="float" office:value="500">
            <text:p>500</text:p>
          </table:table-cell>
          <table:table-cell table:style-name="ce10" office:value-type="float" office:value="500">
            <text:p>50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Telephone</text:p>
          </table:table-cell>
          <table:table-cell table:formula="of:=SUM([.C21:.N21])" office:value-type="float" office:value="540">
            <text:p>540</text:p>
          </table:table-cell>
          <table:table-cell table:number-columns-repeated="11" office:value-type="float" office:value="45">
            <text:p>45</text:p>
          </table:table-cell>
          <table:table-cell table:style-name="ce10" office:value-type="float" office:value="45">
            <text:p>45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ISP</text:p>
          </table:table-cell>
          <table:table-cell table:formula="of:=SUM([.C22:.N22])" office:value-type="float" office:value="384">
            <text:p>384</text:p>
          </table:table-cell>
          <table:table-cell table:number-columns-repeated="11" office:value-type="float" office:value="32">
            <text:p>32</text:p>
          </table:table-cell>
          <table:table-cell table:style-name="ce10" office:value-type="float" office:value="32">
            <text:p>32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Eletricity</text:p>
          </table:table-cell>
          <table:table-cell table:formula="of:=SUM([.C23:.N23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Gas</text:p>
          </table:table-cell>
          <table:table-cell table:formula="of:=SUM([.C24:.N24])" office:value-type="float" office:value="288">
            <text:p>288</text:p>
          </table:table-cell>
          <table:table-cell table:number-columns-repeated="11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Legal</text:p>
          </table:table-cell>
          <table:table-cell table:formula="of:=SUM([.C25:.N25])" office:value-type="float" office:value="672">
            <text:p>672</text:p>
          </table:table-cell>
          <table:table-cell table:number-columns-repeated="11" office:value-type="float" office:value="56">
            <text:p>56</text:p>
          </table:table-cell>
          <table:table-cell table:style-name="ce10" office:value-type="float" office:value="56">
            <text:p>56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Accountants</text:p>
          </table:table-cell>
          <table:table-cell table:formula="of:=SUM([.C26:.N26])" office:value-type="float" office:value="486">
            <text:p>486</text:p>
          </table:table-cell>
          <table:table-cell table:number-columns-repeated="10" office:value-type="float" office:value="42">
            <text:p>42</text:p>
          </table:table-cell>
          <table:table-cell office:value-type="float" office:value="24">
            <text:p>24</text:p>
          </table:table-cell>
          <table:table-cell table:style-name="ce10" office:value-type="float" office:value="42">
            <text:p>42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Bank Charges</text:p>
          </table:table-cell>
          <table:table-cell table:formula="of:=SUM([.C27:.N27])" office:value-type="float" office:value="180">
            <text:p>180</text:p>
          </table:table-cell>
          <table:table-cell table:number-columns-repeated="11" office:value-type="float" office:value="15">
            <text:p>15</text:p>
          </table:table-cell>
          <table:table-cell table:style-name="ce10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Travel</text:p>
          </table:table-cell>
          <table:table-cell table:formula="of:=SUM([.C28:.N28])" office:value-type="float" office:value="2160">
            <text:p>2160</text:p>
          </table:table-cell>
          <table:table-cell table:number-columns-repeated="11" office:value-type="float" office:value="180">
            <text:p>180</text:p>
          </table:table-cell>
          <table:table-cell table:style-name="ce10" office:value-type="float" office:value="180">
            <text:p>18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Advertising</text:p>
          </table:table-cell>
          <table:table-cell table:formula="of:=SUM([.C29:.N29])" office:value-type="float" office:value="5400">
            <text:p>5400</text:p>
          </table:table-cell>
          <table:table-cell table:number-columns-repeated="11" office:value-type="float" office:value="450">
            <text:p>450</text:p>
          </table:table-cell>
          <table:table-cell table:style-name="ce10" office:value-type="float" office:value="450">
            <text:p>45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Loans</text:p>
          </table:table-cell>
          <table:table-cell table:formula="of:=SUM([.C30:.N30])" office:value-type="float" office:value="4200">
            <text:p>4200</text:p>
          </table:table-cell>
          <table:table-cell table:number-columns-repeated="11" office:value-type="float" office:value="350">
            <text:p>350</text:p>
          </table:table-cell>
          <table:table-cell table:style-name="ce10" office:value-type="float" office:value="350">
            <text:p>35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Insurance</text:p>
          </table:table-cell>
          <table:table-cell table:formula="of:=SUM([.C31:.N31])" office:value-type="float" office:value="2400">
            <text:p>2400</text:p>
          </table:table-cell>
          <table:table-cell table:number-columns-repeated="11" office:value-type="float" office:value="200">
            <text:p>200</text:p>
          </table:table-cell>
          <table:table-cell table:style-name="ce10" office:value-type="float" office:value="200">
            <text:p>20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Employer Liability</text:p>
          </table:table-cell>
          <table:table-cell table:formula="of:=SUM([.C32:.N32])" office:value-type="float" office:value="600">
            <text:p>600</text:p>
          </table:table-cell>
          <table:table-cell table:number-columns-repeated="11" office:value-type="float" office:value="50">
            <text:p>50</text:p>
          </table:table-cell>
          <table:table-cell table:style-name="ce10" office:value-type="float" office:value="50">
            <text:p>50</text:p>
          </table:table-cell>
          <table:table-cell table:number-columns-repeated="1010"/>
        </table:table-row>
        <table:table-row table:style-name="ro1">
          <table:table-cell table:style-name="ce16" office:value-type="string">
            <text:p>Computer Equipment</text:p>
          </table:table-cell>
          <table:table-cell table:formula="of:=1000*4 + 500*2 + 250*3" office:value-type="float" office:value="5750">
            <text:p>5750</text:p>
          </table:table-cell>
          <table:table-cell table:number-columns-repeated="2"/>
          <table:table-cell office:value-type="float" office:value="250">
            <text:p>250</text:p>
          </table:table-cell>
          <table:table-cell/>
          <table:table-cell office:value-type="float" office:value="1250">
            <text:p>1250</text:p>
          </table:table-cell>
          <table:table-cell table:number-columns-repeated="3"/>
          <table:table-cell office:value-type="float" office:value="1500">
            <text:p>1500</text:p>
          </table:table-cell>
          <table:table-cell table:number-columns-repeated="2"/>
          <table:table-cell table:style-name="ce10"/>
          <table:table-cell table:number-columns-repeated="1010"/>
        </table:table-row>
        <table:table-row table:style-name="ro1">
          <table:table-cell table:style-name="ce27" office:value-type="string">
            <text:p>Server</text:p>
          </table:table-cell>
          <table:table-cell table:number-columns-repeated="5" office:value-type="float" office:value="75">
            <text:p>75</text:p>
          </table:table-cell>
          <table:table-cell table:number-columns-repeated="4" office:value-type="float" office:value="150">
            <text:p>150</text:p>
          </table:table-cell>
          <table:table-cell table:number-columns-repeated="4" office:value-type="float" office:value="225">
            <text:p>225</text:p>
          </table:table-cell>
          <table:table-cell table:number-columns-repeated="1010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>
          <table:table-cell office:value-type="string">
            <text:p>Total Cash Out</text:p>
          </table:table-cell>
          <table:table-cell/>
          <table:table-cell table:number-columns-repeated="12"/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To VAT</text:p>
          </table:table-cell>
          <table:table-cell table:number-columns-repeated="1023"/>
        </table:table-row>
        <table:table-row table:style-name="ro1">
          <table:table-cell table:style-name="ce28" office:value-type="string">
            <text:p>Cash Balance</text:p>
          </table:table-cell>
          <table:table-cell table:style-name="ce24"/>
          <table:table-cell table:style-name="ce24" table:formula="of:=[.C7]-[.C51]" office:value-type="float" office:value="27496.875">
            <text:p>27,497</text:p>
          </table:table-cell>
          <table:table-cell table:style-name="ce24" table:formula="of:=[.D7]-[.D51]" office:value-type="float" office:value="3407.5">
            <text:p>3,408</text:p>
          </table:table-cell>
          <table:table-cell table:style-name="ce24" table:formula="of:=[.E7]-[.E51]" office:value-type="float" office:value="4318.125">
            <text:p>4,318</text:p>
          </table:table-cell>
          <table:table-cell table:style-name="ce24" table:formula="of:=[.F7]-[.F51]" office:value-type="float" office:value="5933.75">
            <text:p>5,934</text:p>
          </table:table-cell>
          <table:table-cell table:style-name="ce24" table:formula="of:=[.G7]-[.G51]" office:value-type="float" office:value="7749.125">
            <text:p>7,749</text:p>
          </table:table-cell>
          <table:table-cell table:style-name="ce24" table:formula="of:=[.H7]-[.H51]" office:value-type="float" office:value="11838.125">
            <text:p>11,838</text:p>
          </table:table-cell>
          <table:table-cell table:style-name="ce24" table:formula="of:=[.I7]-[.I51]" office:value-type="float" office:value="18189">
            <text:p>18,189</text:p>
          </table:table-cell>
          <table:table-cell table:style-name="ce24" table:formula="of:=[.J7]-[.J51]" office:value-type="float" office:value="18500.375">
            <text:p>18,500</text:p>
          </table:table-cell>
          <table:table-cell table:style-name="ce24" table:formula="of:=[.K7]-[.K51]" office:value-type="float" office:value="26684.25">
            <text:p>26,684</text:p>
          </table:table-cell>
          <table:table-cell table:style-name="ce24" table:formula="of:=[.L7]-[.L51]" office:value-type="float" office:value="34245.375">
            <text:p>34,245</text:p>
          </table:table-cell>
          <table:table-cell table:style-name="ce24" table:formula="of:=[.M7]-[.M51]" office:value-type="float" office:value="44755.75">
            <text:p>44,756</text:p>
          </table:table-cell>
          <table:table-cell table:style-name="ce24" table:formula="of:=[.N7]-[.N51]" office:value-type="float" office:value="63015.25">
            <text:p>63,015</text:p>
          </table:table-cell>
          <table:table-cell table:style-name="ce24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3" number:min-integer-digits="1"/>
      <number:text>%</number:text>
    </number:percentage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4" number:min-integer-digits="1"/>
      <number:text>%</number:text>
    </number:percentage-style>
    <number:percentage-style style:name="N111">
      <number:number number:decimal-places="5" number:min-integer-digits="1"/>
      <number:text>%</number:text>
    </number:percentage-style>
    <number:percentage-style style:name="N112">
      <number:number number:decimal-places="6" number:min-integer-digits="1"/>
      <number:text>%</number:text>
    </number:percentage-style>
    <number:percentage-style style:name="N113">
      <number:number number:decimal-places="1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Brown</meta:initial-creator>
    <meta:creation-date>2013-03-12T14:05:25</meta:creation-date>
    <dc:date>2013-03-12T16:02:01</dc:date>
    <dc:creator>Alex Brown</dc:creator>
    <meta:editing-duration>PT53M43S</meta:editing-duration>
    <meta:editing-cycles>4</meta:editing-cycles>
    <meta:generator>LibreOffice/3.6$Linux_X86_64 LibreOffice_project/360m1$Build-2</meta:generator>
    <meta:document-statistic meta:table-count="5" meta:cell-count="997" meta:object-count="0"/>
  </office:meta>
</office:document-meta>
</file>